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Post-Request Get All Appointments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C15]-[.D15]" office:value-type="float" office:value="3" calcext:value-type="float">
            <text:p>3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passungen Ordnersturktur auf Github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imon Blaha</text:p>
          </table:table-cell>
          <table:table-cell table:number-columns-repeated="1018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 style:data-style-name="N2" text:time-value="08:18:41.9826316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8T08:19:25.714324663</dc:date>
    <meta:editing-duration>PT1H7M26S</meta:editing-duration>
    <meta:editing-cycles>18</meta:editing-cycles>
    <meta:generator>LibreOffice/6.2.4.2.0$Linux_X86_64 LibreOffice_project/20$Build-2</meta:generator>
    <meta:document-statistic meta:table-count="1" meta:cell-count="71" meta:object-count="0"/>
  </office:meta>
</office:document-meta>
</file>